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Liberation Serif" fo:font-size="12pt" officeooo:rsid="001f359f" officeooo:paragraph-rsid="001f359f" style:font-size-asian="12pt" style:font-size-complex="12pt"/>
    </style:style>
    <style:style style:name="P2" style:family="paragraph" style:parent-style-name="Standard">
      <style:paragraph-properties fo:line-height="200%"/>
      <style:text-properties style:font-name="Liberation Serif" fo:font-size="12pt" officeooo:rsid="0020fa5e" officeooo:paragraph-rsid="0020fa5e" style:font-size-asian="12pt" style:font-size-complex="12pt"/>
    </style:style>
    <style:style style:name="P3" style:family="paragraph" style:parent-style-name="Standard">
      <style:paragraph-properties fo:line-height="200%"/>
      <style:text-properties style:font-name="Liberation Serif" fo:font-size="12pt" officeooo:rsid="002461bb" officeooo:paragraph-rsid="002461bb" style:font-size-asian="12pt" style:font-size-complex="12pt"/>
    </style:style>
    <style:style style:name="P4" style:family="paragraph" style:parent-style-name="Standard">
      <style:paragraph-properties fo:line-height="200%"/>
      <style:text-properties style:font-name="Liberation Serif" fo:font-size="12pt" officeooo:rsid="0026181f" officeooo:paragraph-rsid="0026181f" style:font-size-asian="12pt" style:font-size-complex="12pt"/>
    </style:style>
    <style:style style:name="P5" style:family="paragraph" style:parent-style-name="Standard">
      <style:paragraph-properties fo:line-height="200%"/>
      <style:text-properties style:font-name="Liberation Serif" fo:font-size="12pt" style:font-size-asian="12pt" style:font-size-complex="12pt"/>
    </style:style>
    <style:style style:name="P6" style:family="paragraph" style:parent-style-name="Standard">
      <style:paragraph-properties fo:line-height="200%"/>
      <style:text-properties style:font-name="Liberation Serif" fo:font-size="12pt" officeooo:paragraph-rsid="0026181f" style:font-size-asian="12pt" style:font-size-complex="12pt"/>
    </style:style>
    <style:style style:name="P7" style:family="paragraph" style:parent-style-name="Standard">
      <style:paragraph-properties fo:line-height="200%"/>
      <style:text-properties style:font-name="Liberation Serif" fo:font-size="12pt" officeooo:rsid="0028029f" officeooo:paragraph-rsid="0028029f" style:font-size-asian="12pt" style:font-size-complex="12pt"/>
    </style:style>
    <style:style style:name="P8" style:family="paragraph" style:parent-style-name="Standard">
      <style:paragraph-properties fo:line-height="200%" fo:text-align="center" style:justify-single-word="false"/>
      <style:text-properties style:font-name="Liberation Serif" fo:font-size="12pt" officeooo:rsid="0028029f" officeooo:paragraph-rsid="0028029f" style:font-size-asian="12pt" style:font-size-complex="12pt"/>
    </style:style>
    <style:style style:name="T1" style:family="text">
      <style:text-properties officeooo:rsid="0020fa5e"/>
    </style:style>
    <style:style style:name="T2" style:family="text">
      <style:text-properties officeooo:rsid="002461bb"/>
    </style:style>
    <style:style style:name="T3" style:family="text">
      <style:text-properties officeooo:rsid="0026181f"/>
    </style:style>
    <style:style style:name="T4" style:family="text">
      <style:text-properties style:font-name="serif"/>
    </style:style>
    <style:style style:name="T5" style:family="text">
      <style:text-properties style:font-name="serif" officeooo:rsid="0026181f"/>
    </style:style>
    <style:style style:name="T6" style:family="text">
      <style:text-properties officeooo:rsid="0028029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J Cervantes</text:p>
      <text:p text:style-name="P8">Lab 2: Wireshark</text:p>
      <text:p text:style-name="P1">1) My browser is running HTTP 1.1. The server is also running HTTP 1.1</text:p>
      <text:p text:style-name="P1">2)Accept – Language: en – us</text:p>
      <text:p text:style-name="P1">3)My IP address is : 10.250.13.81 The Servers IP address is:128.119.245.12</text:p>
      <text:p text:style-name="P1">4)It receives an OK status</text:p>
      <text:p text:style-name="P1">5)Last-Modified: Sun, 08 Sep 2019 05:59:01 GMT\r\n</text:p>
      <text:p text:style-name="P1">6)Content-Length: 128\r\n</text:p>
      <text:p text:style-name="P1">7)No, all headers display on the webpage</text:p>
      <text:p text:style-name="P1">8)<text:span text:style-name="T1">No</text:span></text:p>
      <text:p text:style-name="P2">9) Yes, We can match the contents of the server response to the items displayed</text:p>
      <text:p text:style-name="P2">10)Yes, If-Modified-Since: Sun, 08 Sep 2019 05:59:01 GMT\r\n</text:p>
      <text:p text:style-name="P2">11)It returns a Not modified status</text:p>
      <text:p text:style-name="P2">12)Only 1 GET request was sent. <text:span text:style-name="T6">Packet number 203</text:span></text:p>
      <text:p text:style-name="P2">13)<text:span text:style-name="T6">202-----------OK</text:span></text:p>
      <text:p text:style-name="P3">14)OK</text:p>
      <text:p text:style-name="P3">15) 3 packets</text:p>
      <text:p text:style-name="P3">16)<text:span text:style-name="T3">3 GET responses</text:span></text:p>
      <text:p text:style-name="P3"><text:tab/>-IDst: gaia.cs.umass.edu (128.119.245.12)</text:p>
      <text:p text:style-name="P4">17)<text:span text:style-name="T6">They were downloaded in parralel since there was only 1 single get request.</text:span></text:p>
      <text:p text:style-name="P6"><text:span text:style-name="T3">18)s</text:span>tatus code: 401 , Phrase: Authorization Required </text:p>
      <text:p text:style-name="P6"><text:span text:style-name="T3">19)</text:span>Authorization: Basic<text:span text:style-name="T3"> (d2lyZXNoYXJrLXN0d</text:span></text:p>
      <text:p text:style-name="P5">WRlbnRzOm5ldHdvcms=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8:48:40.987683849</meta:creation-date>
    <meta:generator>LibreOffice/6.1.2.1$Linux_X86_64 LibreOffice_project/10$Build-1</meta:generator>
    <dc:date>2019-09-11T20:05:05.448193837</dc:date>
    <meta:editing-duration>PT18M41S</meta:editing-duration>
    <meta:editing-cycles>3</meta:editing-cycles>
    <meta:document-statistic meta:table-count="0" meta:image-count="0" meta:object-count="0" meta:page-count="1" meta:paragraph-count="23" meta:word-count="130" meta:character-count="858" meta:non-whitespace-character-count="748"/>
  </office:meta>
</office:document-meta>
</file>